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officeooo:rsid="0018ffaa" officeooo:paragraph-rsid="0018ffaa" style:font-size-asian="10pt" style:font-size-complex="10pt"/>
    </style:style>
    <style:style style:name="P2" style:family="paragraph" style:parent-style-name="Standard">
      <style:text-properties style:font-name="Courier New" fo:font-size="10pt" fo:font-weight="bold" officeooo:rsid="0018ffaa" officeooo:paragraph-rsid="0018ffaa" style:font-size-asian="10pt" style:font-weight-asian="bold" style:font-size-complex="10pt" style:font-weight-complex="bold"/>
    </style:style>
    <style:style style:name="P3" style:family="paragraph" style:parent-style-name="Standard">
      <style:paragraph-properties fo:break-before="page"/>
      <style:text-properties style:font-name="Courier New" fo:font-size="10pt" officeooo:rsid="0018ffaa" officeooo:paragraph-rsid="0018ffaa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15/03/26 SDT Data Products Used in Alfvén Stats 5</text:p>
      <text:p text:style-name="P1">Contents:</text:p>
      <text:p text:style-name="P1">1)Data products</text:p>
      <text:p text:style-name="P1"><text:tab/>a)if(burst)</text:p>
      <text:p text:style-name="P1"><text:tab/>b)if(heavy)</text:p>
      <text:p text:style-name="P1">2)Calculations</text:p>
      <text:p text:style-name="P1">3)”In the code”</text:p>
      <text:p text:style-name="P1"><text:tab/>a)Data products</text:p>
      <text:p text:style-name="P1"><text:tab/><text:tab/>i)if(burst)</text:p>
      <text:p text:style-name="P1"><text:tab/><text:tab/>ii)if(heavy)</text:p>
      <text:p text:style-name="P1"><text:tab/>b)Calculations</text:p>
      <text:p text:style-name="P1"/>
      <text:p text:style-name="P2">Here are the data products used in alfven_stats_5, along with the line number:</text:p>
      <text:p text:style-name="P1"/>
      <text:p text:style-name="P1">1. <text:s text:c="6"/>fa_ees <text:s text:c="12"/>L59</text:p>
      <text:p text:style-name="P1"><text:s text:c="9"/>--&gt; See whether electron survey data is available; bail if not</text:p>
      <text:p text:style-name="P1"><text:s text:c="9"/></text:p>
      <text:p text:style-name="P1">2. <text:s text:c="6"/>fa_ees <text:s text:c="12"/>L69</text:p>
      <text:p text:style-name="P1"><text:s text:c="9"/>--&gt; Je</text:p>
      <text:p text:style-name="P1"><text:s text:c="9"/></text:p>
      <text:p text:style-name="P1">3. <text:s text:c="6"/>orbit stuff <text:s text:c="7"/>L98</text:p>
      <text:p text:style-name="P1"><text:s text:c="9"/></text:p>
      <text:p text:style-name="P1">4. <text:s text:c="6"/>ucla_mag_despin <text:s text:c="3"/>L158 </text:p>
      <text:p text:style-name="P1"><text:s text:c="9"/></text:p>
      <text:p text:style-name="P1">5. <text:s text:c="6"/>MagDC <text:s text:c="13"/>L195</text:p>
      <text:p text:style-name="P1"><text:s text:c="9"/>--&gt; If not available, set data_valid 0.0 (CONS a.)</text:p>
      <text:p text:style-name="P1">(ENTER CONS a.)</text:p>
      <text:p text:style-name="P1">6a. <text:s text:c="5"/>V5-V8_S <text:s text:c="11"/>L201</text:p>
      <text:p text:style-name="P1"><text:s text:c="9"/>--&gt; If valid, enter (CONS aa.)</text:p>
      <text:p text:style-name="P1"/>
      <text:p text:style-name="P1">(ENTER CONS aa.) <text:s text:c="8"/></text:p>
      <text:p text:style-name="P1">7aa. <text:s text:c="4"/>V8_S <text:s text:c="14"/>L206</text:p>
      <text:p text:style-name="P1"><text:s text:c="9"/>--&gt; Get spacecraft potential</text:p>
      <text:p text:style-name="P1"><text:s text:c="9"/></text:p>
      <text:p text:style-name="P1">8aa. <text:s text:c="4"/>V5-V8_S <text:s text:c="11"/>L207</text:p>
      <text:p text:style-name="P1"><text:s text:c="9"/></text:p>
      <text:p text:style-name="P1">9aa. <text:s text:c="4"/>V1-V2_S <text:s text:c="11"/>L208</text:p>
      <text:p text:style-name="P1"><text:s text:c="9"/>--&gt;If not valid, try V1-V4 (CONS aaa.)</text:p>
      <text:p text:style-name="P1">(ENTER CONS aaa.)</text:p>
      <text:p text:style-name="P1">10aaa. <text:s text:c="2"/>V1-V4_S <text:s text:c="11"/>L211</text:p>
      <text:p text:style-name="P1">(EXIT CONS aaa., aa.)</text:p>
      <text:p text:style-name="P1"/>
      <text:p text:style-name="P1">11a. <text:s text:c="4"/>NE2_S<text:tab/><text:tab/> <text:s text:c="3"/>L236</text:p>
      <text:p text:style-name="P1"><text:tab/> --&gt; If valid, add to langmuir_data array</text:p>
      <text:p text:style-name="P1">12a. <text:s text:c="4"/>NE6_S<text:tab/><text:tab/> <text:s text:c="3"/>L237</text:p>
      <text:p text:style-name="P1"><text:tab/> --&gt; If valid, add to langmuir_data array</text:p>
      <text:p text:style-name="P1">13a. <text:s text:c="4"/>NE9_S<text:tab/><text:tab/> <text:s text:c="3"/>L239</text:p>
      <text:p text:style-name="P1"><text:tab/> --&gt; If valid, add to langmuir_data array</text:p>
      <text:p text:style-name="P1">(EXIT CONS a.)</text:p>
      <text:p text:style-name="P1"/>
      <text:p text:style-name="P1">(ENTER CONS b., 'if data_valid')</text:p>
      <text:p text:style-name="P1">(ENTER CONS ba., 'if not keyword_set(ucla_mag_despin)'</text:p>
      <text:p text:style-name="P1">14ba. <text:s text:c="3"/>MagDCcomp1 <text:s text:c="8"/>L285</text:p>
      <text:p text:style-name="P1">15ba. <text:s text:c="3"/>MagDCcomp2 <text:s text:c="8"/>L286</text:p>
      <text:p text:style-name="P1">16ba. <text:s text:c="3"/>MagDCcomp3 <text:s text:c="8"/>L287</text:p>
      <text:p text:style-name="P1"/>
      <text:p text:style-name="P1">(EXIT CONS ba., ENTER CONS bb., 'else')</text:p>
      <text:p text:style-name="P1">17bb. <text:s text:c="3"/>dB_fac_v <text:s text:c="10"/>L289</text:p>
      <text:p text:style-name="P1">(EXIT CONS bb.)</text:p>
      <text:p text:style-name="P1"/>
      <text:p text:style-name="P1">18b. <text:s text:c="4"/>get_fa_orbit <text:s text:c="6"/>L337</text:p>
      <text:p text:style-name="P1"><text:tab/> --&gt; ALT and ILAT pulled from this</text:p>
      <text:p text:style-name="P1"><text:soft-page-break/></text:p>
      <text:p text:style-name="P1">19b. <text:s text:c="4"/>DataHdr_1032 <text:s text:c="6"/>L364</text:p>
      <text:p text:style-name="P1"><text:tab/> --&gt; Get fields mode</text:p>
      <text:p text:style-name="P1"/>
      <text:p text:style-name="P1">(ENTER CONS bd., if not burst)</text:p>
      <text:p text:style-name="P1">20bd. <text:tab/> <text:s/>JEe_tot <text:s text:c="10"/>L416-7</text:p>
      <text:p text:style-name="P1"><text:tab/> <text:s/>--&gt; Uses fa_ees</text:p>
      <text:p text:style-name="P1">21bd. <text:tab/> <text:s/>JEe <text:s text:c="14"/>L418-9</text:p>
      <text:p text:style-name="P1"><text:tab/> <text:s/>--&gt; Uses fa_ees</text:p>
      <text:p text:style-name="P1">22bd. <text:tab/> <text:s/>Je<text:tab/><text:tab/> <text:s text:c="3"/>L420-1</text:p>
      <text:p text:style-name="P1"><text:tab/> <text:s/>--&gt; Uses fa_ees</text:p>
      <text:p text:style-name="P1">23bd. <text:tab/> <text:s/>Je_lc<text:tab/> <text:s text:c="11"/>L422-3</text:p>
      <text:p text:style-name="P1"><text:tab/> <text:s/>--&gt; Uses fa_ees</text:p>
      <text:p text:style-name="P1">24bd. <text:tab/> <text:s/>JEi<text:tab/> <text:s text:c="11"/>L425-6</text:p>
      <text:p text:style-name="P1"><text:tab/> <text:s/>--&gt; Uses fa_ies</text:p>
      <text:p text:style-name="P1">25bd. <text:tab/> <text:s/>Ji<text:tab/> <text:s text:c="11"/>L427-8</text:p>
      <text:p text:style-name="P1"><text:tab/> <text:s/>--&gt; Uses fa_ies</text:p>
      <text:p text:style-name="P1">26bd. <text:tab/> <text:s/>JEi_up <text:s text:c="11"/>L429-30</text:p>
      <text:p text:style-name="P1"><text:tab/> <text:s/>--&gt; Uses fa_ies</text:p>
      <text:p text:style-name="P1">27bd. <text:tab/> <text:s/>Ji_up <text:s text:c="12"/>L431-2</text:p>
      <text:p text:style-name="P1"><text:tab/> <text:s/>--&gt; Uses fa_ies</text:p>
      <text:p text:style-name="P1">(EXIT CONS bd.)</text:p>
      <text:p text:style-name="P1"/>
      <text:p text:style-name="P1">(ALL FOR SCALING ENERGY FLUX TO 100km)</text:p>
      <text:p text:style-name="P1">28b. <text:s text:c="5"/>ILAT <text:s text:c="13"/>L611</text:p>
      <text:p text:style-name="P1">29b. <text:s text:c="5"/>B_model <text:s text:c="10"/>L613</text:p>
      <text:p text:style-name="P1">30b. <text:s text:c="5"/>BFOOT <text:s text:c="12"/>L614</text:p>
      <text:p text:style-name="P1"/>
      <text:p text:style-name="P1">31b.<text:tab/> <text:s/>fa_vel<text:tab/> <text:s text:c="3"/>L624</text:p>
      <text:p text:style-name="P1"><text:tab/> <text:s/>--&gt;For s/c speed calc</text:p>
      <text:p text:style-name="P1"/>
      <text:p text:style-name="P1">32b.<text:tab/> <text:s/>ORBIT<text:tab/> <text:s text:c="4"/><text:tab/> <text:s text:c="3"/>L985</text:p>
      <text:p text:style-name="P1">33b.<text:tab/> <text:s/>MLT<text:tab/> <text:s text:c="4"/><text:tab/> <text:s text:c="3"/>L986</text:p>
      <text:p text:style-name="P1">34b.<text:tab/> <text:s/>ALT<text:tab/> <text:s text:c="4"/><text:tab/> <text:s text:c="3"/>L987</text:p>
      <text:p text:style-name="P1">35b.<text:tab/> <text:s/>ILAT<text:tab/> <text:s text:c="4"/><text:tab/> <text:s text:c="3"/>L988</text:p>
      <text:p text:style-name="P1"/>
      <text:p text:style-name="P1">+**************************************************</text:p>
      <text:p text:style-name="P1">(IF \BURST)</text:p>
      <text:p text:style-name="P1">-**************************************************</text:p>
      <text:p text:style-name="P1">B1. <text:s text:c="6"/>fa_eeb <text:s text:c="11"/>L67</text:p>
      <text:p text:style-name="P1"/>
      <text:p text:style-name="P1">(IN CONS bc.,"if burst")</text:p>
      <text:p text:style-name="P1">B2bc. <text:tab/> <text:s/>JEe_tot <text:s text:c="10"/>L396-7</text:p>
      <text:p text:style-name="P1"><text:tab/> <text:s/>--&gt; Uses fa_eeb</text:p>
      <text:p text:style-name="P1">B3bc. <text:tab/> <text:s/>JEe <text:s text:c="14"/>L398-9</text:p>
      <text:p text:style-name="P1"><text:tab/> <text:s/>--&gt; Uses fa_eeb</text:p>
      <text:p text:style-name="P1">B4bc. <text:tab/> <text:s/>Je<text:tab/><text:tab/> <text:s text:c="3"/>L400-1</text:p>
      <text:p text:style-name="P1"><text:tab/> <text:s/>--&gt; Uses fa_eeb</text:p>
      <text:p text:style-name="P1">B5bc. <text:tab/> <text:s/>Je_lc<text:tab/> <text:s text:c="11"/>L402-3</text:p>
      <text:p text:style-name="P1"><text:tab/> <text:s/>--&gt; Uses fa_eeb</text:p>
      <text:p text:style-name="P1">B6bc. <text:tab/> <text:s/>JEi<text:tab/> <text:s text:c="11"/>L405-6</text:p>
      <text:p text:style-name="P1"><text:tab/> <text:s/>--&gt; Uses fa_ieb</text:p>
      <text:p text:style-name="P1">B7bc. <text:tab/> <text:s/>Ji<text:tab/> <text:s text:c="11"/>L407-8</text:p>
      <text:p text:style-name="P1"><text:tab/> <text:s/>--&gt; Uses fa_ieb</text:p>
      <text:p text:style-name="P1">B8bc. <text:tab/> <text:s/>JEi_up <text:s text:c="11"/>L409-10</text:p>
      <text:p text:style-name="P1"><text:tab/> <text:s/>--&gt; Uses fa_ieb</text:p>
      <text:p text:style-name="P1">B9bc. <text:tab/> <text:s/>Ji_up <text:s text:c="12"/>L411-2</text:p>
      <text:p text:style-name="P1"><text:tab/> <text:s/>--&gt; Uses fa_ieb</text:p>
      <text:p text:style-name="P1"/>
      <text:p text:style-name="P1">+**************************************************</text:p>
      <text:p text:style-name="P1">(IF \HEAVY)</text:p>
      <text:p text:style-name="P1">-**************************************************</text:p>
      <text:p text:style-name="P1"><text:soft-page-break/>(IN CONS. bda., 'if not burst' (d), 'if heavy' (a))</text:p>
      <text:p text:style-name="P1">H1bda. <text:s text:c="3"/>JEp_up<text:tab/> <text:s text:c="3"/>L436-7 </text:p>
      <text:p text:style-name="P1"><text:s text:c="10"/>--&gt; Uses fa_tsp_eq <text:s text:c="6"/></text:p>
      <text:p text:style-name="P1">H2bda. <text:s text:c="3"/>JEo_up<text:tab/> <text:s text:c="3"/>L438-9 </text:p>
      <text:p text:style-name="P1"><text:s text:c="10"/>--&gt; Uses fa_tso_eq <text:s text:c="6"/></text:p>
      <text:p text:style-name="P1">H3bda. <text:s text:c="3"/>JEh_up<text:tab/> <text:s text:c="3"/>L440-1 </text:p>
      <text:p text:style-name="P1"><text:s text:c="10"/>--&gt; Uses fa_tsh_eq <text:s text:c="6"/></text:p>
      <text:p text:style-name="P1">H4bda. <text:s text:c="3"/>Jp_up<text:tab/><text:tab/> <text:s text:c="3"/>L443-4 </text:p>
      <text:p text:style-name="P1"><text:s text:c="10"/>--&gt; Uses fa_tsp_eq <text:s text:c="6"/></text:p>
      <text:p text:style-name="P1">H5bda. <text:s text:c="3"/>Jo_up<text:tab/><text:tab/> <text:s text:c="3"/>L445-6 </text:p>
      <text:p text:style-name="P1"><text:s text:c="10"/>--&gt; Uses fa_tso_eq <text:s text:c="6"/></text:p>
      <text:p text:style-name="P1">H6bda. <text:s text:c="3"/>Jh_up<text:tab/><text:tab/> <text:s text:c="3"/>L447-8 </text:p>
      <text:p text:style-name="P1"><text:s text:c="10"/>--&gt; Uses fa_tsh_eq <text:s text:c="6"/></text:p>
      <text:p text:style-name="P1"/>
      <text:p text:style-name="P1">(IN CONS. be., 'if heavy')</text:p>
      <text:p text:style-name="P1">H7be.<text:tab/> <text:s/></text:p>
      <text:p text:style-name="P1"/>
      <text:p text:style-name="P1">+**************************************************</text:p>
      <text:p text:style-name="P1">CALCULATIONS</text:p>
      <text:p text:style-name="P1">-**************************************************</text:p>
      <text:p text:style-name="P1">(IN CONS. b., 'if data_valid')</text:p>
      <text:p text:style-name="P1">C1b. <text:s text:c="4"/>efields_combine <text:s text:c="8"/>L272 </text:p>
      <text:p text:style-name="P1"/>
      <text:p text:style-name="P1">C2b. <text:s text:c="4"/>efield <text:s text:c="17"/>L283</text:p>
      <text:p text:style-name="P1"/>
      <text:p text:style-name="P1">(IN CONS bc., "if keyword_set(filterfreq)")</text:p>
      <text:p text:style-name="P1">C3bc. <text:s text:c="3"/>magz<text:tab/><text:tab/> <text:s text:c="8"/>L303</text:p>
      <text:p text:style-name="P1"><text:s text:c="9"/></text:p>
      <text:p text:style-name="P1">C4b. <text:s text:c="4"/>fields <text:s text:c="17"/>L320</text:p>
      <text:p text:style-name="P1"><text:s text:c="9"/></text:p>
      <text:p text:style-name="P1">C5b. <text:s text:c="4"/>dens <text:s text:c="19"/>L327</text:p>
      <text:p text:style-name="P1"><text:s text:c="9"/></text:p>
      <text:p text:style-name="P1">C6b. <text:s text:c="4"/>proton_cyc_freq <text:s text:c="8"/>L334</text:p>
      <text:p text:style-name="P1"><text:s text:c="9"/></text:p>
      <text:p text:style-name="P1">C7b. <text:s text:c="4"/>loss_cone_alt <text:s text:c="10"/>L341</text:p>
      <text:p text:style-name="P1"><text:s text:c="9"/></text:p>
      <text:p text:style-name="P1">C8b. <text:s text:c="4"/>lcw <text:s text:c="4"/><text:tab/> <text:s text:c="8"/>L342</text:p>
      <text:p text:style-name="P1"><text:s text:c="9"/></text:p>
      <text:p text:style-name="P1">C9b. <text:s text:c="4"/>spin_period <text:s text:c="12"/>L367</text:p>
      <text:p text:style-name="P1"><text:s text:c="9"/></text:p>
      <text:p text:style-name="P1">C10b. <text:s text:c="3"/>v8_dt<text:tab/><text:tab/><text:tab/> L372</text:p>
      <text:p text:style-name="P1"><text:tab/> --&gt; get sample rate</text:p>
      <text:p text:style-name="P1"/>
      <text:p text:style-name="P1">C11b.<text:tab/> pot, sc_pot<text:tab/> <text:s text:c="8"/>L376-391</text:p>
      <text:p text:style-name="P1"><text:tab/> --&gt; Somewhat elaborate calculation</text:p>
      <text:p text:style-name="P1"><text:tab/> --&gt;"get maxima within a 1 spin window"</text:p>
      <text:p text:style-name="P1"/>
      <text:p text:style-name="P1">C12b. <text:s text:c="3"/>chare <text:s text:c="18"/>L603</text:p>
      <text:p text:style-name="P1">C13b. <text:s text:c="3"/>chare_tot <text:s text:c="14"/>L604</text:p>
      <text:p text:style-name="P1">C14b. <text:s text:c="3"/>charei <text:s text:c="17"/>L605</text:p>
      <text:p text:style-name="P1"/>
      <text:p text:style-name="P1">C15b. <text:s text:c="3"/>mag1 <text:s text:c="19"/>L615</text:p>
      <text:p text:style-name="P1">C16b. <text:s text:c="3"/>mag2 <text:s text:c="19"/>L616</text:p>
      <text:p text:style-name="P1">C17b.<text:tab/> ratio<text:tab/><text:tab/><text:tab/> L617</text:p>
      <text:p text:style-name="P1">C18b.<text:tab/> jee_ionos_tmp_data<text:tab/> L618</text:p>
      <text:p text:style-name="P1">C19b.<text:tab/> jee_tot_ionos_tmp_data<text:tab/> L621</text:p>
      <text:p text:style-name="P1"><text:tab/> --&gt;All for scaling energy flux to 100km</text:p>
      <text:p text:style-name="P1"/>
      <text:p text:style-name="P1">C20b.<text:tab/> speed<text:tab/> <text:s text:c="3"/><text:tab/> <text:s text:c="3"/><text:tab/> L625</text:p>
      <text:p text:style-name="P1"/>
      <text:p text:style-name="P1">C21b. <text:s text:c="3"/>speed_mag_point<text:tab/> L639</text:p>
      <text:p text:style-name="P1">C22b.<text:tab/> samplingperiod<text:tab/><text:tab/> L640</text:p>
      <text:p text:style-name="P1"><text:soft-page-break/>C23b.<text:tab/> position<text:tab/><text:tab/> L642</text:p>
      <text:p text:style-name="P1"/>
      <text:p text:style-name="P1">(Total ion outflow over interval, mapped to ionosphere)</text:p>
      <text:p text:style-name="P1">C24b. <text:s text:c="3"/>part_res_ji <text:s text:c="12"/>L648</text:p>
      <text:p text:style-name="P1">C25b. <text:s text:c="3"/>position_ji <text:s text:c="12"/>L649</text:p>
      <text:p text:style-name="P1">C26b.<text:tab/> ji_tot<text:tab/><text:tab/><text:tab/> L657</text:p>
      <text:p text:style-name="P1">C27b.<text:tab/> ji_up_tot<text:tab/><text:tab/> L658</text:p>
      <text:p text:style-name="P1"/>
      <text:p text:style-name="P1">(Total electron downflux at s/c alt over interval)</text:p>
      <text:p text:style-name="P1">C28b. <text:s text:c="3"/>part_res_je <text:s text:c="12"/>L648</text:p>
      <text:p text:style-name="P1">C29b. <text:s text:c="3"/>position_je <text:s text:c="12"/>L649</text:p>
      <text:p text:style-name="P1">C30b.<text:tab/> jee_tot<text:tab/><text:tab/> L657</text:p>
      <text:p text:style-name="P1"/>
      <text:p text:style-name="P1">C31b.<text:tab/> deltaBX<text:tab/><text:tab/> L676</text:p>
      <text:p text:style-name="P1">C32b.<text:tab/> jtemp<text:tab/><text:tab/><text:tab/> L677</text:p>
      <text:p text:style-name="P1"/>
      <text:p text:style-name="P1">C33b. <text:s text:c="3"/>intervalparts_electrons L785,787-9</text:p>
      <text:p text:style-name="P1"><text:tab/> --&gt; Gives where je lies within the interval</text:p>
      <text:p text:style-name="P1"/>
      <text:p text:style-name="P1">C33b. <text:s text:c="3"/>intervalparts_electrons L786,790-2</text:p>
      <text:p text:style-name="P1"><text:tab/> --&gt; Gives where ji_up lies within the interval</text:p>
      <text:p text:style-name="P1"/>
      <text:p text:style-name="P1">C35b.<text:tab/> jmax<text:tab/><text:tab/><text:tab/> L795<text:tab/> </text:p>
      <text:p text:style-name="P1"/>
      <text:p text:style-name="P1">C36b. <text:s text:c="3"/>current_intervals(j,20) L802</text:p>
      <text:p text:style-name="P1"><text:tab/> --&gt; Time of max current</text:p>
      <text:p text:style-name="P1"/>
      <text:p text:style-name="P1">C37b.<text:tab/> maxJe<text:tab/><text:tab/><text:tab/> L807-8</text:p>
      <text:p text:style-name="P1"/>
      <text:p text:style-name="P1">C38b.<text:tab/> maxJEe_ionos<text:tab/><text:tab/> L822-3</text:p>
      <text:p text:style-name="P1"/>
      <text:p text:style-name="P1">C39b.<text:tab/> maxJEe_tot_ionos<text:tab/> L826-7</text:p>
      <text:p text:style-name="P1"/>
      <text:p text:style-name="P1">C40be. <text:s text:c="2"/>current_intervals(j,28) L840</text:p>
      <text:p text:style-name="P1"><text:tab/> --&gt; max upgoing proton flux</text:p>
      <text:p text:style-name="P1">C41be.<text:tab/> C_Ep<text:tab/><text:tab/> <text:s text:c="8"/>L841</text:p>
      <text:p text:style-name="P1"><text:tab/> --&gt; max characteristic proton energy</text:p>
      <text:p text:style-name="P1"/>
      <text:p text:style-name="P1">C42be. <text:s text:c="2"/>current_intervals(j,30) L840</text:p>
      <text:p text:style-name="P1"><text:tab/> --&gt; max upgoing oxygen flux</text:p>
      <text:p text:style-name="P1">C43be. <text:s text:c="2"/>C_Eo<text:tab/><text:tab/> <text:s text:c="8"/>L845</text:p>
      <text:p text:style-name="P1"><text:tab/> --&gt; max characteristic oxygen energy</text:p>
      <text:p text:style-name="P1"/>
      <text:p text:style-name="P1">C44be. <text:s text:c="2"/>current_intervals(j,32) L849</text:p>
      <text:p text:style-name="P1"><text:tab/> --&gt; max upgoing helium flux</text:p>
      <text:p text:style-name="P1">C45be.<text:tab/> C_Eh<text:tab/><text:tab/> <text:s text:c="8"/>L850</text:p>
      <text:p text:style-name="P1"><text:tab/> --&gt; max characteristic oxygen energy <text:s text:c="5"/></text:p>
      <text:p text:style-name="P1"/>
      <text:p text:style-name="P1">C46b.<text:tab/> time_width<text:tab/> <text:s text:c="8"/>L856</text:p>
      <text:p text:style-name="P1"><text:tab/> --&gt; width of current fil. in s</text:p>
      <text:p text:style-name="P1"/>
      <text:p text:style-name="P1">C47b. <text:s text:c="3"/>width<text:tab/> <text:s text:c="4"/><text:tab/> <text:s text:c="4"/><text:tab/> L861</text:p>
      <text:p text:style-name="P1"><text:tab/> --&gt; spatial width of current fil. at this altitude</text:p>
      <text:p text:style-name="P1"/>
      <text:p text:style-name="P1">C48b.<text:tab/> current_intervals(j,7) <text:s/>L869,881</text:p>
      <text:p text:style-name="P1"><text:tab/> --&gt; "integrated downgoing electron flux over that interval at ionosphere"</text:p>
      <text:p text:style-name="P1">C49b.<text:tab/> current_intervals(j,41) L870,882</text:p>
      <text:p text:style-name="P1"><text:tab/> --&gt; "integrated downgoing electron flux from total distribution over that interval at ionosphere"</text:p>
      <text:p text:style-name="P1"/>
      <text:p text:style-name="P1">(ENTER CONS bf., "if intervalparts_ions(0) NE -1")</text:p>
      <text:p text:style-name="P1">(ENTER CONS bfa., "if n_elements(intervalparts_ion) EQ 1"</text:p>
      <text:p text:style-name="P1"><text:soft-page-break/>C50bfa1. <text:s/>current_intervals(j,12) L890</text:p>
      <text:p text:style-name="P1"><text:tab/> <text:s/>--&gt; Integrated upgoing ion flux over the interval at the ionosphere</text:p>
      <text:p text:style-name="P1">C51bfa1. <text:s/>current_intervals(j,13) L891</text:p>
      <text:p text:style-name="P1"><text:tab/> <text:s/>--&gt; Integrated upgoing only ion flux over the interval at the ionosphere</text:p>
      <text:p text:style-name="P1">(EXIT CONS bfa., ENTER CONS bfb., "else")</text:p>
      <text:p text:style-name="P1">C50bfb2. <text:s/>current_intervals(j,12) L904-907</text:p>
      <text:p text:style-name="P1">C51bfb2. <text:s/>current_intervals(j,13) L904-908</text:p>
      <text:p text:style-name="P1">(EXIT CONS bfb.)</text:p>
      <text:p text:style-name="P1">(MAP C50 and C51 to ionos)</text:p>
      <text:p text:style-name="P1">(EXIT CONS bf.)</text:p>
      <text:p text:style-name="P1"/>
      <text:p text:style-name="P1">C52b. <text:tab/> <text:s/>C_E<text:tab/><text:tab/><text:tab/> <text:s/>L922</text:p>
      <text:p text:style-name="P1">C53b.<text:tab/> <text:s/>C_E_tot<text:tab/><text:tab/> <text:s/>L923</text:p>
      <text:p text:style-name="P1"/>
      <text:p text:style-name="P1">C54b.<text:tab/> <text:s/>maxJEi<text:tab/><text:tab/> <text:s/>L929</text:p>
      <text:p text:style-name="P1">C55b.<text:tab/> <text:s/>maxJi<text:tab/><text:tab/><text:tab/> <text:s/>L933-935</text:p>
      <text:p text:style-name="P1"><text:tab/> <text:s/>--&gt; Max ion flux over this interval</text:p>
      <text:p text:style-name="P1">C56b.<text:tab/> <text:s/>maxJi_up <text:s text:c="7"/><text:tab/> <text:s/>L939</text:p>
      <text:p text:style-name="P1"><text:tab/> <text:s/>--&gt; Max upgoing ion flux over this interval</text:p>
      <text:p text:style-name="P1">C57b.<text:tab/> <text:s/>C_Ei<text:tab/><text:tab/><text:tab/> <text:s/>L943</text:p>
      <text:p text:style-name="P1"><text:tab/> <text:s/>--&gt; Max characteristic ion energy over this interval</text:p>
      <text:p text:style-name="P1"/>
      <text:p text:style-name="P1">C58b. <text:s text:c="4"/>current_intervals(j,26) L949</text:p>
      <text:p text:style-name="P1"><text:tab/> <text:s/>--&gt; Fields sample period</text:p>
      <text:p text:style-name="P1"/>
      <text:p text:style-name="P1">C59b.<text:tab/> <text:s/>db<text:tab/><text:tab/><text:tab/> <text:s/>L952</text:p>
      <text:p text:style-name="P1">C60b.<text:tab/> <text:s/>median_db<text:tab/><text:tab/> <text:s/>L953</text:p>
      <text:p text:style-name="P1"/>
      <text:p text:style-name="P1">C61b.<text:tab/> <text:s/>smooth_int<text:tab/><text:tab/> <text:s/>L960</text:p>
      <text:p text:style-name="P1"><text:tab/> <text:s/>--&gt; For smoothing efield to below proton gyro freq.</text:p>
      <text:p text:style-name="P1">C62b_aorb.efield_smooth <text:s text:c="10"/>L961</text:p>
      <text:p text:style-name="P1">C63b.<text:tab/> <text:s/>de<text:tab/><text:tab/><text:tab/> <text:s/>L963</text:p>
      <text:p text:style-name="P1">C64b.<text:tab/> <text:s/>median_de<text:tab/><text:tab/> <text:s/>L964</text:p>
      <text:p text:style-name="P1"/>
      <text:p text:style-name="P1">C65b_aorb.dens_smooth <text:s text:c="12"/>L971</text:p>
      <text:p text:style-name="P1"><text:tab/> <text:s/>--&gt; For smoothing density to below proton gyro freq.</text:p>
      <text:p text:style-name="P1">C66b.<text:tab/> <text:s/>dens_max<text:tab/> <text:s text:c="3"/><text:tab/> <text:s/>L973</text:p>
      <text:p text:style-name="P1">C67b.<text:tab/> <text:s/>dens_min<text:tab/><text:tab/> <text:s/>L974</text:p>
      <text:p text:style-name="P1">C68b.<text:tab/> <text:s/>probe_time<text:tab/><text:tab/> <text:s/>L975</text:p>
      <text:p text:style-name="P1"><text:tab/> <text:s/>--&gt; density measurement nearest to time of max current</text:p>
      <text:p text:style-name="P1">C69b.<text:tab/> <text:s/>median_dens<text:tab/><text:tab/> <text:s/>L978</text:p>
      <text:p text:style-name="P1"/>
      <text:p text:style-name="P1">C70b.<text:tab/> <text:s/>current_intervals(j,19) L992</text:p>
      <text:p text:style-name="P1">C71b.<text:tab/> <text:s/>current_intervals(j,21) L993</text:p>
      <text:p text:style-name="P1">C72b.<text:tab/> <text:s/>current_intervals(j,22) L994</text:p>
      <text:p text:style-name="P1">C73b.<text:tab/> <text:s/>current_intervals(j,23) L995</text:p>
      <text:p text:style-name="P1"/>
      <text:p text:style-name="P3">+**************************************************</text:p>
      <text:p text:style-name="P1">+**************************************************</text:p>
      <text:p text:style-name="P1">IN THE CODE:</text:p>
      <text:p text:style-name="P1">-**************************************************</text:p>
      <text:p text:style-name="P1">-**************************************************</text:p>
      <text:p text:style-name="P1"/>
      <text:p text:style-name="P1">1. ********************</text:p>
      <text:p text:style-name="P1"><text:s text:c="2"/>dat = get_fa_ees(t,/st)</text:p>
      <text:p text:style-name="P1"><text:s text:c="2"/>if dat.valid eq 0 then begin</text:p>
      <text:p text:style-name="P1"><text:s text:c="5"/>print,' ERROR: No FAST electron survey data -- get_fa_ees(t,/st) returned invalid data'</text:p>
      <text:p text:style-name="P1">-***********************</text:p>
      <text:p text:style-name="P1"/>
      <text:p text:style-name="P1">2. <text:s text:c="5"/>get_2dt_ts,'j_2d_b','fa_ees',t1=t1,t2=t2,name='Je',energy=energy_electrons</text:p>
      <text:p text:style-name="P1"/>
      <text:p text:style-name="P1">3. ********************</text:p>
      <text:p text:style-name="P1"><text:s text:c="2"/>get_fa_orbit,/time_array,je.x</text:p>
      <text:p text:style-name="P1"><text:s text:c="2"/>get_data,'MLT',data=mlt</text:p>
      <text:p text:style-name="P1"><text:s text:c="2"/>get_data,'ILAT',data=ilat</text:p>
      <text:p text:style-name="P1">-***********************</text:p>
      <text:p text:style-name="P1"/>
      <text:p text:style-name="P1">4. <text:s text:c="2"/>if keyword_set(ucla_mag_despin) then ucla_mag_despin</text:p>
      <text:p text:style-name="P1"/>
      <text:p text:style-name="P1">5. *************************</text:p>
      <text:p text:style-name="P1"><text:s text:c="5"/>dat=get_fa_fields('MagDC',t,/start)</text:p>
      <text:p text:style-name="P1"><text:s text:c="5"/>if dat.valid eq 0 then begin</text:p>
      <text:p text:style-name="P1"><text:s text:c="8"/>print,' ERROR: No FAST mag data-get_fa_fields returned invalid data'</text:p>
      <text:p text:style-name="P1"><text:s text:c="8"/>data_valid=0.0</text:p>
      <text:p text:style-name="P1"><text:s text:c="5"/>endif else begin</text:p>
      <text:p text:style-name="P1"><text:s text:c="8"/>if not keyword_set(ucla_mag_despin) then field=get_fa_fields('MagDC',time_ranges(jjj,0),time_ranges(jjj,1),/store)</text:p>
      <text:p text:style-name="P1">-****************************</text:p>
      <text:p text:style-name="P1"/>
      <text:p text:style-name="P1">6a. **********************</text:p>
      <text:p text:style-name="P1"><text:s text:c="8"/>dat=get_fa_fields('V5-V8_S',t,/start)</text:p>
      <text:p text:style-name="P1"><text:s text:c="8"/>if dat.valid eq 0 then begin</text:p>
      <text:p text:style-name="P1"><text:s text:c="11"/>print,' ERROR: No FAST V5-V8 data-get_fa_fields returned invalid data'</text:p>
      <text:p text:style-name="P1"><text:s text:c="11"/>data_valid=0.0</text:p>
      <text:p text:style-name="P1"><text:s text:c="8"/>endif else begin</text:p>
      <text:p text:style-name="P1">-*************************</text:p>
      <text:p text:style-name="P1"/>
      <text:p text:style-name="P1">7aa. <text:s text:c="10"/>spacecraft_potential=get_fa_fields('V8_S',time_ranges(jjj,0),time_ranges(jjj,1))</text:p>
      <text:p text:style-name="P1"/>
      <text:p text:style-name="P1">8aa. <text:s text:c="10"/>efieldV58=get_fa_fields('V5-V8_S',time_ranges(jjj,0),time_ranges(jjj,1))</text:p>
      <text:p text:style-name="P1"/>
      <text:p text:style-name="P1">9aa. ********************</text:p>
      <text:p text:style-name="P1"><text:s text:c="10"/>efieldV1214=get_fa_fields('V1-V2_S',time_ranges(jjj,0),time_ranges(jjj,1))</text:p>
      <text:p text:style-name="P1"><text:s text:c="11"/>if efieldV1214.valid eq 0 then begin</text:p>
      <text:p text:style-name="P1"><text:s text:c="14"/>print,'No V1-V2 data - trying V1-V4'</text:p>
      <text:p text:style-name="P1">-**************************</text:p>
      <text:p text:style-name="P1"/>
      <text:p text:style-name="P1">10aaa. *******************</text:p>
      <text:p text:style-name="P1"><text:s text:c="14"/>efieldV1214=get_fa_fields('V1-V4_S',time_ranges(jjj,0),time_ranges(jjj,1))</text:p>
      <text:p text:style-name="P1"><text:s text:c="14"/>if efieldV1214.valid eq 0 then begin</text:p>
      <text:p text:style-name="P1"><text:s text:c="17"/>print,' ERROR: No FAST fields data - get_fa_fields returned invalid data'</text:p>
      <text:p text:style-name="P1"><text:s text:c="17"/>data_valid=0.0</text:p>
      <text:p text:style-name="P1">-***************************</text:p>
      <text:p text:style-name="P1"/>
      <text:p text:style-name="P1">11a. <text:s text:c="7"/>Langmuir_2=get_fa_fields('NE2_S',time_ranges(jjj,0),time_ranges(jjj,1))</text:p>
      <text:p text:style-name="P1">12a. <text:s text:c="7"/>Langmuir_6=get_fa_fields('NE6_S',time_ranges(jjj,0),time_ranges(jjj,1))</text:p>
      <text:p text:style-name="P1"><text:soft-page-break/>13a. <text:s text:c="7"/>Langmuir_9=get_fa_fields('NE9_S',time_ranges(jjj,0),time_ranges(jjj,1))</text:p>
      <text:p text:style-name="P1"/>
      <text:p text:style-name="P1">14ba. <text:s text:c="10"/>get_data,'MagDCcomp1',data=magx</text:p>
      <text:p text:style-name="P1">15ba. <text:s text:c="10"/>get_data,'MagDCcomp2',data=magy</text:p>
      <text:p text:style-name="P1">16ba. <text:s text:c="10"/>get_data,'MagDCcomp3',data=magz</text:p>
      <text:p text:style-name="P1"/>
      <text:p text:style-name="P1">17bb. <text:s text:c="10"/>get_data,'dB_fac_v',data=db_fac</text:p>
      <text:p text:style-name="P1"/>
      <text:p text:style-name="P1">18b. ********************</text:p>
      <text:p text:style-name="P1"><text:s text:c="8"/>;;get_orbit data</text:p>
      <text:p text:style-name="P1"><text:s text:c="8"/>get_fa_orbit,je_tmp_time,/time_array,/all</text:p>
      <text:p text:style-name="P1"><text:s text:c="8"/></text:p>
      <text:p text:style-name="P1"><text:s text:c="8"/>;;define loss cone angle</text:p>
      <text:p text:style-name="P1"><text:s text:c="8"/>get_data,'ALT',data=alt</text:p>
      <text:p text:style-name="P1"><text:s text:c="8"/>loss_cone_alt=alt.y(0)*1000.0</text:p>
      <text:p text:style-name="P1"><text:s text:c="8"/>lcw=loss_cone_width(loss_cone_alt)*180.0/!DPI</text:p>
      <text:p text:style-name="P1"><text:s text:c="8"/>get_data,'ILAT',data=ilat</text:p>
      <text:p text:style-name="P1">*************************</text:p>
      <text:p text:style-name="P1"/>
      <text:p text:style-name="P1">19b. <text:s text:c="8"/>fields_mode=get_fa_fields('DataHdr_1032',time_ranges(jjj,0),time_ranges(jjj,1))</text:p>
      <text:p text:style-name="P1"/>
      <text:p text:style-name="P1">(ENTER CONS bd., 'if not burst')</text:p>
      <text:p text:style-name="P1">20bd. <text:s text:c="10"/>get_2dt_ts_pot,'je_2d_b','fa_ees',t1=time_ranges(jjj,0),t2=time_ranges(jjj,1), $</text:p>
      <text:p text:style-name="P1"><text:s text:c="31"/>name='JEe_tot',energy=energy_electrons,sc_pot=sc_pot</text:p>
      <text:p text:style-name="P1">21bd. <text:s text:c="10"/>get_2dt_ts_pot,'je_2d_b','fa_ees',t1=time_ranges(jjj,0),t2=time_ranges(jjj,1), $</text:p>
      <text:p text:style-name="P1"><text:s text:c="31"/>name='JEe',angle=e_angle,energy=energy_electrons,sc_pot=sc_pot</text:p>
      <text:p text:style-name="P1">22bd. <text:s text:c="10"/>get_2dt_ts_pot,'j_2d_b','fa_ees',t1=time_ranges(jjj,0),t2=time_ranges(jjj,1), $</text:p>
      <text:p text:style-name="P1"><text:s text:c="31"/>name='Je',energy=energy_electrons,sc_pot=sc_pot</text:p>
      <text:p text:style-name="P1">23bd. <text:s text:c="10"/>get_2dt_ts_pot,'j_2d_b','fa_ees',t1=time_ranges(jjj,0),t2=time_ranges(jjj,1), $</text:p>
      <text:p text:style-name="P1"><text:s text:c="31"/>name='Je_lc',energy=energy_electrons,angle=e_angle,sc_pot=sc_pot</text:p>
      <text:p text:style-name="P1">24bd. <text:s text:c="10"/>get_2dt_ts_pot,'je_2d_b','fa_ies',t1=time_ranges(jjj,0),t2=time_ranges(jjj,1), $</text:p>
      <text:p text:style-name="P1"><text:s text:c="31"/>name='JEi',energy=energy_ions,angle=i_angle,sc_pot=sc_pot</text:p>
      <text:p text:style-name="P1">25bd. <text:s text:c="10"/>get_2dt_ts_pot,'j_2d_b','fa_ies',t1=time_ranges(jjj,0),t2=time_ranges(jjj,1), $</text:p>
      <text:p text:style-name="P1"><text:s text:c="31"/>name='Ji',energy=energy_ions,angle=i_angle,sc_pot=sc_pot</text:p>
      <text:p text:style-name="P1">26bd. <text:s text:c="10"/>get_2dt_ts_pot,'je_2d_b','fa_ies',t1=time_ranges(jjj,0),t2=time_ranges(jjj,1), $</text:p>
      <text:p text:style-name="P1"><text:s text:c="31"/>name='JEi_up',energy=energy_ions,angle=i_angle_up,sc_pot=sc_pot</text:p>
      <text:p text:style-name="P1">27bd. <text:s text:c="10"/>get_2dt_ts_pot,'j_2d_b','fa_ies',t1=time_ranges(jjj,0),t2=time_ranges(jjj,1), $</text:p>
      <text:p text:style-name="P1"><text:s text:c="26"/>name='Ji_up',energy=energy_ions,angle=i_angle_up,sc_pot=sc_pot</text:p>
      <text:p text:style-name="P1"/>
      <text:p text:style-name="P1">(ALL FOR SCALING ENERGY FLUX TO 100km)</text:p>
      <text:p text:style-name="P1">28b. <text:s text:c="7"/>get_data,'ILAT',data=tmp</text:p>
      <text:p text:style-name="P1">29b. <text:s text:c="7"/>get_data,'B_model',data=tmp1</text:p>
      <text:p text:style-name="P1">30b. <text:s text:c="7"/>get_data,'BFOOT',data=tmp2</text:p>
      <text:p text:style-name="P1"/>
      <text:p text:style-name="P1">31b. <text:s text:c="7"/>get_data,'fa_vel',data=vel</text:p>
      <text:p text:style-name="P1"/>
      <text:p text:style-name="P1">+************************</text:p>
      <text:p text:style-name="P1">BURST</text:p>
      <text:p text:style-name="P1">-************************</text:p>
      <text:p text:style-name="P1">B1. <text:s text:c="5"/>get_2dt_ts,'j_2d_b','fa_eeb',t1=t1,t2=t2,name='Je',energy=energy_electrons</text:p>
      <text:p text:style-name="P1"><text:soft-page-break/></text:p>
      <text:p text:style-name="P1">B2bc. <text:s text:c="10"/>get_2dt_ts,'je_2d_b','fa_eeb',t1=time_ranges(jjj,0),t2=time_ranges(jjj,1), $</text:p>
      <text:p text:style-name="P1"><text:s text:c="27"/>name='JEe_tot',energy=energy_electrons</text:p>
      <text:p text:style-name="P1">B3bc. <text:s text:c="10"/>get_2dt_ts,'je_2d_b','fa_eeb',t1=time_ranges(jjj,0),t2=time_ranges(jjj,1), $</text:p>
      <text:p text:style-name="P1"><text:s text:c="27"/>name='JEe',angle=e_angle,energy=energy_electrons</text:p>
      <text:p text:style-name="P1">B4bc. <text:s text:c="10"/>get_2dt_ts,'j_2d_b','fa_eeb',t1=time_ranges(jjj,0),t2=time_ranges(jjj,1), $</text:p>
      <text:p text:style-name="P1"><text:s text:c="27"/>name='Je',energy=energy_electrons</text:p>
      <text:p text:style-name="P1">B5bc. <text:s text:c="10"/>get_2dt_ts,'j_2d_b','fa_eeb',t1=time_ranges(jjj,0),t2=time_ranges(jjj,1), $</text:p>
      <text:p text:style-name="P1"><text:s text:c="27"/>name='Je_lc',energy=energy_electrons,angle=e_angle</text:p>
      <text:p text:style-name="P1"><text:s text:c="11"/></text:p>
      <text:p text:style-name="P1">B6bc. <text:s text:c="10"/>get_2dt_ts,'je_2d_b','fa_ieb',t1=time_ranges(jjj,0),t2=time_ranges(jjj,1), $</text:p>
      <text:p text:style-name="P1"><text:s text:c="27"/>name='JEi',energy=energy_ions</text:p>
      <text:p text:style-name="P1">B7bc. <text:s text:c="10"/>get_2dt_ts,'j_2d_b','fa_ieb',t1=time_ranges(jjj,0),t2=time_ranges(jjj,1), $</text:p>
      <text:p text:style-name="P1"><text:s text:c="27"/>name='Ji',energy=energy_ions</text:p>
      <text:p text:style-name="P1">B8bc. <text:s text:c="10"/>get_2dt_ts,'je_2d_b','fa_ieb',t1=time_ranges(jjj,0),t2=time_ranges(jjj,1), $</text:p>
      <text:p text:style-name="P1"><text:s text:c="27"/>name='JEi_up',energy=energy_ions,angle=i_angle</text:p>
      <text:p text:style-name="P1">B9bc. <text:s text:c="10"/>get_2dt_ts,'j_2d_b','fa_ieb',t1=time_ranges(jjj,0),t2=time_ranges(jjj,1), $</text:p>
      <text:p text:style-name="P1"><text:s text:c="22"/>name='Ji_up',energy=energy_ions,angle=i_angle</text:p>
      <text:p text:style-name="P1"/>
      <text:p text:style-name="P1"/>
      <text:p text:style-name="P1">+************************</text:p>
      <text:p text:style-name="P1">HEAVY</text:p>
      <text:p text:style-name="P1">-************************</text:p>
      <text:p text:style-name="P1"/>
      <text:p text:style-name="P1">(IN CONS bda., 'if not burst' (d), 'if heavy' (a))</text:p>
      <text:p text:style-name="P1">H1bda. <text:s text:c="13"/>get_2dt_pot,'je_2d','fa_tsp_eq',t1=time_ranges(jjj,0),t2=time_ranges(jjj,1), $</text:p>
      <text:p text:style-name="P1"><text:s text:c="31"/>name='JEp_up',energy=energy_ions,angle=i_angle_up,sc_pot=sc_pot</text:p>
      <text:p text:style-name="P1">H2bda. <text:s text:c="13"/>get_2dt_pot,'je_2d','fa_tso_eq',t1=time_ranges(jjj,0),t2=time_ranges(jjj,1), $</text:p>
      <text:p text:style-name="P1"><text:s text:c="31"/>name='JEo_up',energy=energy_ions,angle=i_angle_up,sc_pot=sc_pot</text:p>
      <text:p text:style-name="P1">H3bda. <text:s text:c="13"/>get_2dt_pot,'je_2d','fa_tsh_eq',t1=time_ranges(jjj,0),t2=time_ranges(jjj,1), $</text:p>
      <text:p text:style-name="P1"><text:s text:c="31"/>name='JEh_up',energy=energy_ions,angle=i_angle_up,sc_pot=sc_pot <text:s text:c="13"/></text:p>
      <text:p text:style-name="P1">H4bda. <text:s text:c="13"/>get_2dt_pot,'j_2d','fa_tsp_eq',t1=time_ranges(jjj,0),t2=time_ranges(jjj,1), $</text:p>
      <text:p text:style-name="P1"><text:s text:c="31"/>name='Jp_up',energy=energy_ions,angle=i_angle_up,sc_pot=sc_pot</text:p>
      <text:p text:style-name="P1">H5bda. <text:s text:c="13"/>get_2dt_pot,'j_2d','fa_tso_eq',t1=time_ranges(jjj,0),t2=time_ranges(jjj,1), $</text:p>
      <text:p text:style-name="P1"><text:s text:c="31"/>name='Jo_up',energy=energy_ions,angle=i_angle_up,sc_pot=sc_pot</text:p>
      <text:p text:style-name="P1">H6bda. <text:s text:c="13"/>get_2dt_pot,'j_2d','fa_tsh_eq',t1=time_ranges(jjj,0),t2=time_ranges(jjj,1), $</text:p>
      <text:p text:style-name="P1"><text:s text:c="31"/>name='Jh_up',energy=energy_ions,angle=i_angle_up,sc_pot=sc_pot</text:p>
      <text:p text:style-name="P1"/>
      <text:p text:style-name="P1"/>
      <text:p text:style-name="P1">+************************</text:p>
      <text:p text:style-name="P1">CALCULATIONS</text:p>
      <text:p text:style-name="P1">-************************</text:p>
      <text:p text:style-name="P1"><text:soft-page-break/>C1b. <text:s text:c="7"/>FA_FIELDS_COMBINE,efieldV1214,efieldV58,result=efields_combine,/talk</text:p>
      <text:p text:style-name="P1"/>
      <text:p text:style-name="P1">C2b. <text:s text:c="7"/>efield={x:efieldV1214.time,y:sqrt(efieldV1214.comp1^2+efields_combine^2)}</text:p>
      <text:p text:style-name="P1"/>
      <text:p text:style-name="P1">C3bc. <text:s text:c="10"/>magz=filter(magz,filterfreq,'magfilt','l')</text:p>
      <text:p text:style-name="P1"/>
      <text:p text:style-name="P1">C4b. <text:s text:c="7"/>FA_FIELDS_COMBINE,magz,efield,result=fields,/interp,delt_t=50.,/talk</text:p>
      <text:p text:style-name="P1"/>
      <text:p text:style-name="P1">C5b. <text:s text:c="7"/>FA_FIELDS_COMBINE,magz,langmuir,result=dens,/talk</text:p>
      <text:p text:style-name="P1"/>
      <text:p text:style-name="P1">C6b. <text:s text:c="7"/>proton_cyc_freq=1.6e-19*sqrt(magx.y^2+magy.y^2+magz.y^2)*1.0e-9/1.67e-27/(2.*!DPI) ; in Hz</text:p>
      <text:p text:style-name="P1"/>
      <text:p text:style-name="P1">C7b. <text:s text:c="7"/>loss_cone_alt=alt.y(0)*1000.0</text:p>
      <text:p text:style-name="P1">C8b. <text:s text:c="7"/>lcw=loss_cone_width(loss_cone_alt)*180.0/!DPI</text:p>
      <text:p text:style-name="P1"/>
      <text:p text:style-name="P1">C9b. <text:s text:c="7"/>spin_period=4.946 <text:s/>; seconds</text:p>
      <text:p text:style-name="P1"/>
      <text:p text:style-name="P1">C10b. ******************</text:p>
      <text:p text:style-name="P1"><text:s text:c="7"/>v8={x:spacecraft_potential.time,y:spacecraft_potential.comp1}</text:p>
      <text:p text:style-name="P1"><text:s text:c="8"/></text:p>
      <text:p text:style-name="P1"><text:s text:c="8"/>v8_dt=abs(v8.x-shift(v8.x,-1))</text:p>
      <text:p text:style-name="P1"><text:s text:c="8"/>v8_dt(0)=v8_dt(1)</text:p>
      <text:p text:style-name="P1"><text:s text:c="8"/>v8_dt(n_elements(v8.x)-1)=v8_dt(n_elements(v8.x)-2)</text:p>
      <text:p text:style-name="P1">-************************</text:p>
      <text:p text:style-name="P1"/>
      <text:p text:style-name="P1">C11b. *******************</text:p>
      <text:p text:style-name="P1"><text:s text:c="8"/>;;get maxima within a 1 spin window</text:p>
      <text:p text:style-name="P1"><text:s text:c="8"/>j_range=where(v8.x LT v8.x(n_elements(v8.x)-1)-spin_period)</text:p>
      <text:p text:style-name="P1"><text:s text:c="8"/>index_max=max(j_range)</text:p>
      <text:p text:style-name="P1"><text:s text:c="8"/>print,index_max</text:p>
      <text:p text:style-name="P1"><text:s text:c="8"/>pot=make_array(n_elements(v8.x),/double)</text:p>
      <text:p text:style-name="P1"><text:s text:c="8"/>for j=0L,index_max do begin</text:p>
      <text:p text:style-name="P1"><text:s text:c="11"/>;;spin_range=where(v8.x GE v8.x(j) and v8.x LE v8.x(j)+spin_period)</text:p>
      <text:p text:style-name="P1"><text:s text:c="11"/>spin_range=j+findgen(ceil(spin_period/V8_dt(j)))</text:p>
      <text:p text:style-name="P1"><text:s text:c="11"/>pot(j)=max(abs(v8.y(spin_range)),ind)</text:p>
      <text:p text:style-name="P1"><text:s text:c="11"/>sign=v8.y(spin_range(ind))/abs(v8.y(spin_range(ind)))</text:p>
      <text:p text:style-name="P1"><text:s text:c="11"/>pot(j)=sign*pot(j)</text:p>
      <text:p text:style-name="P1"><text:s text:c="27"/>;print,j,pot(j)</text:p>
      <text:p text:style-name="P1"><text:s text:c="8"/>endfor</text:p>
      <text:p text:style-name="P1"><text:s text:c="8"/>pot(index_max+1:n_elements(v8.x)-1)=pot(j_range(index_max))</text:p>
      <text:p text:style-name="P1"><text:s text:c="8"/>sc_pot={x:v8.x,y:pot}</text:p>
      <text:p text:style-name="P1"><text:s text:c="8"/>store_data,'S_Pot',data=sc_pot ;note this is actualy the negative of the sp. potential this corrected in the file output</text:p>
      <text:p text:style-name="P1">-*************************</text:p>
      <text:p text:style-name="P1"/>
      <text:p text:style-name="P1">C12b. <text:s text:c="7"/>chare=(jee_tmp_data/je_lc_tmp_data)*6.242*1.0e11</text:p>
      <text:p text:style-name="P1">C13b. <text:s text:c="7"/>chare_tot=(jee_tot_tmp_data/je_tmp_data)*6.242*1.0e11</text:p>
      <text:p text:style-name="P1">C14b. <text:s text:c="7"/>charei=(JEi_up_tmp_data/ji_up_tmp_data)*6.242*1.0e11</text:p>
      <text:p text:style-name="P1"/>
      <text:p text:style-name="P1"/>
      <text:p text:style-name="P1">(ALL FOR SCALING ENERGY FLUX TO 100km)</text:p>
      <text:p text:style-name="P1">C15b. <text:s text:c="7"/>mag1 = (tmp1.y(*,0)*tmp1.y(*,0)+tmp1.y(*,1)*tmp1.y(*,1)+tmp1.y(*,2)*tmp1.y(*,2))^0.5</text:p>
      <text:p text:style-name="P1">C16b. <text:s text:c="7"/>mag2 = (tmp2.y(*,0)*tmp2.y(*,0)+tmp2.y(*,1)*tmp2.y(*,1)+tmp2.y(*,2)*tmp2.y(*,2))^0.5</text:p>
      <text:p text:style-name="P1">C17b. <text:s text:c="7"/>ratio = (mag2/mag1)</text:p>
      <text:p text:style-name="P1">C18b. <text:s text:c="7"/>jee_ionos_tmp_data = sgn_flx*jee_tmp_data*ratio</text:p>
      <text:p text:style-name="P1">C19b. <text:s text:c="7"/>jee_tot_ionos_tmp_data=sgn_flx*jee_tot_tmp_data*ratio</text:p>
      <text:p text:style-name="P1"/>
      <text:p text:style-name="P1">C20b. <text:s text:c="7"/>speed=sqrt(vel.y(*,0)^2+vel.y(*,1)^2+vel.y(*,2)^2)*1000.0</text:p>
      <text:p text:style-name="P1"/>
      <text:p text:style-name="P1"><text:soft-page-break/></text:p>
      <text:p text:style-name="P1"><text:s text:c="8"/>;;calculate the total ion outflow for this interval</text:p>
      <text:p text:style-name="P1">C24b. <text:s text:c="7"/>part_res_ji=make_array(n_elements(ji_up_tmp_time),/double)</text:p>
      <text:p text:style-name="P1">C25b. <text:s text:c="7"/>position_ji=make_array(n_elements(Ji_up_tmp_time),/double)</text:p>
      <text:p text:style-name="P1">C26b. <text:s text:c="7"/>ji_tot(jjj)=int_tabulated(position_ji,ji_tmp_data*sqrt(ratio)) <text:s text:c="6"/>;mapped to ionosphere sqrt due to intergration in x </text:p>
      <text:p text:style-name="P1">C27b. <text:s text:c="7"/>ji_up_tot(jjj)=int_tabulated(position_ji,ji_up_tmp_data*sqrt(ratio)) ;mapped to ionosphere sqrt due to intergration in x </text:p>
      <text:p text:style-name="P1"><text:s text:c="8"/></text:p>
      <text:p text:style-name="P1"><text:s text:c="8"/>;;calculate the total electron downflux at the spacecraft altitude over this interval</text:p>
      <text:p text:style-name="P1">C28b. <text:s text:c="7"/>part_res_je=make_array(n_elements(jee_tmp_data),/double)</text:p>
      <text:p text:style-name="P1">C29b. <text:s text:c="7"/>position_je=make_array(n_elements(jee_tmp_time),/double)</text:p>
      <text:p text:style-name="P1">C30b. <text:s text:c="7"/>jee_tot(jjj)=int_tabulated(position_je,jee_tmp_data*sqrt(ratio)) ;mapped to ionosphere sqrt due to intergration in x </text:p>
      <text:p text:style-name="P1"><text:s text:c="3"/></text:p>
      <text:p text:style-name="P1">C31b. <text:s text:c="7"/>deltaBX=deriv(position,magz.y)</text:p>
      <text:p text:style-name="P1">C32b. <text:s text:c="7"/>jtemp=abs(1.0e-3*(deltaBx)/1.26e-6)</text:p>
      <text:p text:style-name="P1"/>
      <text:p text:style-name="P1">C33b. *******************</text:p>
      <text:p text:style-name="P1"><text:s text:c="11"/>intervalparts_electrons=where(je_tmp_time GE magz.x(current_intervals(j,0)) and je_tmp_time LE magz.x(current_intervals(j,1)))</text:p>
      <text:p text:style-name="P1"><text:s text:c="11"/>if intervalparts_electrons(0) EQ -1 then begin</text:p>
      <text:p text:style-name="P1"><text:s text:c="16"/><text:tab/>minitime=min(abs(je_tmp_time-magz.x(current_intervals(j,0))),intervalparts_electrons)</text:p>
      <text:p text:style-name="P1"><text:tab/> <text:s text:c="2"/>endif</text:p>
      <text:p text:style-name="P1">-************************</text:p>
      <text:p text:style-name="P1"/>
      <text:p text:style-name="P1">C34b. *******************</text:p>
      <text:p text:style-name="P1"><text:s text:c="11"/>intervalparts_ions=where(ji_up_tmp_time GE magz.x(current_intervals(j,0)) and ji_up_tmp_time LE magz.x(current_intervals(j,1)))</text:p>
      <text:p text:style-name="P1"><text:s text:c="11"/>if intervalparts_ions(0) EQ -1 then begin</text:p>
      <text:p text:style-name="P1"><text:s text:c="24"/>minitime=min(abs(ji_up_tmp_time-magz.x(current_intervals(j,0))),intervalparts_ions)</text:p>
      <text:p text:style-name="P1"><text:s text:c="11"/>endif</text:p>
      <text:p text:style-name="P1">-************************</text:p>
      <text:p text:style-name="P1"/>
      <text:p text:style-name="P1">C35b. <text:s text:c="7"/>jmax=max(jtemp(intervalfields),indjmax)</text:p>
      <text:p text:style-name="P1"/>
      <text:p text:style-name="P1">C36b. <text:s text:c="7"/>current_intervals(j,20)=magz.x(intervalfields(indjmax))</text:p>
      <text:p text:style-name="P1"><text:s text:c="2"/></text:p>
      <text:p text:style-name="P1"/>
      <text:p text:style-name="P1">C37b. *******************</text:p>
      <text:p text:style-name="P1"><text:s text:c="11"/>maxJe=max(abs(je_tmp_data(intervalparts_electrons)),ind)</text:p>
      <text:p text:style-name="P1"><text:s text:c="11"/>maxJe=maxJe*sign(ind)*1.6e-9 ;;in microA/m2</text:p>
      <text:p text:style-name="P1">-************************</text:p>
      <text:p text:style-name="P1"/>
      <text:p text:style-name="P1">C38b. *******************</text:p>
      <text:p text:style-name="P1"><text:s text:c="11"/>maxJEe_ionos=max(abs(jee_ionos_tmp_data(intervalparts_electrons)),ind)</text:p>
      <text:p text:style-name="P1"><text:s text:c="11"/>maxJEe_ionos=maxJEe_ionos*sign(ind)</text:p>
      <text:p text:style-name="P1">-************************</text:p>
      <text:p text:style-name="P1"/>
      <text:p text:style-name="P1">C39b. ******************* <text:s text:c="10"/></text:p>
      <text:p text:style-name="P1"><text:s text:c="11"/>maxJEe_tot_ionos=max(abs(jee_tot_ionos_tmp_data(intervalparts_electrons)),ind)</text:p>
      <text:p text:style-name="P1"><text:s text:c="11"/>maxJEe_tot_ionos=maxJEe_tot_ionos*sign(ind)</text:p>
      <text:p text:style-name="P1">-************************</text:p>
      <text:p text:style-name="P1"/>
      <text:p text:style-name="P1">(IN CONS be., 'if heavy')</text:p>
      <text:p text:style-name="P1">NOTE: INDICES ind_OH and ind_h are index of upgoing ion flux measurement nearest in time to observation of the max CURRENT, derived from slope of Bxx</text:p>
      <text:p text:style-name="P1"/>
      <text:p text:style-name="P1"><text:soft-page-break/>C40be. <text:s text:c="13"/>current_intervals(j,28)=Jp_up_tmp_data(ind_OH)</text:p>
      <text:p text:style-name="P1">C41be. <text:s text:c="13"/>C_Ep=JEp_up_tmp_data(ind_OH)/Jp_up_tmp_data(ind_OH)*6.242*1.0e11</text:p>
      <text:p text:style-name="P1"/>
      <text:p text:style-name="P1">C42be. <text:s text:c="13"/>current_intervals(j,30)=Jo_up_tmp_data(ind_OH)</text:p>
      <text:p text:style-name="P1">C43be. <text:s text:c="13"/>C_Eo=JEo_up_tmp_data(ind_OH)/Jo_up_tmp_data(ind_OH)*6.242*1.0e11</text:p>
      <text:p text:style-name="P1"><text:s text:c="14"/></text:p>
      <text:p text:style-name="P1">C44be. <text:s text:c="13"/>current_intervals(j,32)=Jh_up_tmp_data(ind_h)</text:p>
      <text:p text:style-name="P1">C45be. <text:s text:c="13"/>C_Eh=JEh_up_tmp_data(ind_h)/Jh_up_tmp_data(ind_h)*6.242*1.0e11</text:p>
      <text:p text:style-name="P1"/>
      <text:p text:style-name="P1">C46b. <text:s text:c="10"/>time_width=magz.x(current_intervals(j,1))-magz.x(current_intervals(j,0))</text:p>
      <text:p text:style-name="P1"/>
      <text:p text:style-name="P1">C47b. <text:s text:c="10"/>width=speed_mag_point(current_intervals(j,0))*abs(magz.x(current_intervals(j,0))-magz.x(current_intervals(j,1)))</text:p>
      <text:p text:style-name="P1"/>
      <text:p text:style-name="P1">C48b. <text:s text:c="16"/>current_intervals(j,7)=width*jee_tmp_data(intervalparts_electrons)</text:p>
      <text:p text:style-name="P1">(L881--map to ionos) <text:s/>current_intervals(j,7)=current_intervals(j,7)*sqrt(ratio(intervalparts_electrons(0)))</text:p>
      <text:p text:style-name="P1"/>
      <text:p text:style-name="P1">C49b. <text:s text:c="16"/>current_intervals(j,41)=width*jee_tot_tmp_data(intervalparts_electrons)</text:p>
      <text:p text:style-name="P1">(L882--map to ionos) <text:s/>current_intervals(j,41)=current_intervals(j,41)*sqrt(ratio(intervalparts_electrons(0)))</text:p>
      <text:p text:style-name="P1"/>
      <text:p text:style-name="P1">(ENTER CONS bf., "if intervalparts_ions(0) NE -1")</text:p>
      <text:p text:style-name="P1">(ENTER CONS bfa., "if n_elements(intervalparts_ion) EQ 1"</text:p>
      <text:p text:style-name="P1">C50bfa1. <text:s text:c="16"/>current_intervals(j,12)=width*ji_tmp_data(intervalparts_ions)</text:p>
      <text:p text:style-name="P1"/>
      <text:p text:style-name="P1">C51bfa1. <text:s text:c="16"/>current_intervals(j,13)=width*ji_up_tmp_data(intervalparts_ions)</text:p>
      <text:p text:style-name="P1">(EXIT CONS bfa., ENTER CONS bfb., "else")</text:p>
      <text:p text:style-name="P1">(Interp particle data to same res as field data)</text:p>
      <text:p text:style-name="P1"><text:s text:c="17"/>ji_tmp_data_fields_res_interval=interpol(ji_tmp_data(intervalparts_ions),ji_tmp_time(intervalparts_ions),magz.x(intervalfields))</text:p>
      <text:p text:style-name="P1"><text:s text:c="17"/>ji_up_tmp_data_fields_res_interval=interpol(ji_up_tmp_data(intervalparts_ions),ji_up_tmp_time(intervalparts_ions),magz.x(intervalfields))</text:p>
      <text:p text:style-name="P1"/>
      <text:p text:style-name="P1">C50bfb2. <text:s text:c="16"/>current_intervals(j,12)=int_tabulated(findgen(n_elements(intervalfields))*speed_mag_point(intervalfields)*fields_res_interval,ji_tmp_data_fields_res_interval,/double)</text:p>
      <text:p text:style-name="P1"><text:s text:c="14"/>current_intervals(j,12)=current_intervals(j,12)*sqrt(ratio(intervalparts_ions(0)))</text:p>
      <text:p text:style-name="P1"/>
      <text:p text:style-name="P1">C51bfb2.</text:p>
      <text:p text:style-name="P1"><text:s text:c="17"/>current_intervals(j,13)=int_tabulated(findgen(n_elements(intervalfields))*speed_mag_point(intervalfields)*fields_res_interval,ji_up_tmp_data_fields_res_interval,/double)</text:p>
      <text:p text:style-name="P1"><text:s text:c="14"/>current_intervals(j,13)=current_intervals(j,13)*sqrt(ratio(intervalparts_ions(0)))</text:p>
      <text:p text:style-name="P1">(EXIT CONS bfb.)</text:p>
      <text:p text:style-name="P1"/>
      <text:p text:style-name="P1">(MAP C50 and C51 to ionosphere)</text:p>
      <text:p text:style-name="P1"><text:s text:c="14"/>;;map result to ionosphere (sqrt of B since have integrated in x)</text:p>
      <text:p text:style-name="P1">C50bf. <text:s text:c="13"/>current_intervals(j,12)=current_intervals(j,12)*sqrt(ratio(intervalparts_ions(0)))</text:p>
      <text:p text:style-name="P1">C51bf. <text:s text:c="13"/>current_intervals(j,13)=current_intervals(j,13)*sqrt(ratio(intervalparts_ions(0)))</text:p>
      <text:p text:style-name="P1">(EXIT CONS bf.)</text:p>
      <text:p text:style-name="P1"/>
      <text:p text:style-name="P1">C52b. <text:s text:c="10"/>C_E=max(charE(intervalparts_electrons))</text:p>
      <text:p text:style-name="P1"><text:soft-page-break/>C53b. <text:s text:c="10"/>C_E_tot=max(charE_tot(intervalparts_electrons))</text:p>
      <text:p text:style-name="P1"/>
      <text:p text:style-name="P1">C54b. <text:s text:c="10"/>maxJEi=max(abs(jei_up_tmp_data(intervalparts_ions)),ind)</text:p>
      <text:p text:style-name="P1"><text:s text:c="11"/></text:p>
      <text:p text:style-name="P1">C55b. ********************</text:p>
      <text:p text:style-name="P1"><text:s text:c="11"/>;;get max ion flux over this interval</text:p>
      <text:p text:style-name="P1"><text:s text:c="11"/>sign_ion=-1.*ji_tmp_data(intervalparts_ions)/abs(ji_tmp_data(intervalparts_ions))</text:p>
      <text:p text:style-name="P1"><text:s text:c="11"/>maxJi=max(abs(ji_tmp_data(intervalparts_ions)),ind)</text:p>
      <text:p text:style-name="P1"><text:s text:c="11"/>maxJi=maxJi*sign_ion(ind)</text:p>
      <text:p text:style-name="P1">**************************</text:p>
      <text:p text:style-name="P1"><text:s text:c="11"/></text:p>
      <text:p text:style-name="P1">C56b. ********************</text:p>
      <text:p text:style-name="P1"><text:s text:c="11"/>;;get max upgoing ion flux over this interval</text:p>
      <text:p text:style-name="P1"><text:s text:c="11"/>maxJi_up=max(abs(ji_up_tmp_data(intervalparts_ions)),ind)</text:p>
      <text:p text:style-name="P1">-*************************</text:p>
      <text:p text:style-name="P1"/>
      <text:p text:style-name="P1">C57b. ********************</text:p>
      <text:p text:style-name="P1"><text:s text:c="11"/>;;get max characteristic ion energy over this interval</text:p>
      <text:p text:style-name="P1"><text:s text:c="11"/>C_Ei=max(charEi(intervalparts_ions))</text:p>
      <text:p text:style-name="P1">-*************************</text:p>
      <text:p text:style-name="P1"/>
      <text:p text:style-name="P1">C58b. <text:s text:c="10"/>current_intervals(j,26)=magz.x(intervalfields(indjmax)+1)-magz.x(intervalfields(indjmax))</text:p>
      <text:p text:style-name="P1"/>
      <text:p text:style-name="P1">C59b. <text:s text:c="10"/>db=max(magz.y(intervalfields))-min(magz.y(intervalfields))</text:p>
      <text:p text:style-name="P1">C60b. <text:s text:c="10"/>median_db=median(magz.y(intervalfields))</text:p>
      <text:p text:style-name="P1"/>
      <text:p text:style-name="P1">C61b. <text:s text:c="10"/>smooth_int=ceil((1./proton_cyc_freq(intervalfields(indjmax)))/current_intervals(j,26))</text:p>
      <text:p text:style-name="P1"/>
      <text:p text:style-name="P1"><text:s text:c="5"/></text:p>
      <text:p text:style-name="P1">C62b_aorb. <text:s text:c="10"/>if smooth_int GT 1.0 and smooth_int LE n_elements(intervalfields)/4.0 then efield_smooth=smooth(fields.comp2(intervalfields),smooth_int) else efield_smooth=fields.comp2(intervalfields)</text:p>
      <text:p text:style-name="P1"/>
      <text:p text:style-name="P1">C63b. <text:s text:c="10"/>de=max(efield_smooth)-min(efield_smooth)</text:p>
      <text:p text:style-name="P1">C64b. <text:s text:c="10"/>median_de=median(fields.comp2(intervalfields))</text:p>
      <text:p text:style-name="P1"/>
      <text:p text:style-name="P1">C65b_aorb. <text:s text:c="10"/>if smooth_int GT 1.0 and smooth_int LE n_elements(intervalfields)/4.0 then dens_smooth=smooth(dens.comp2(intervalfields),smooth_int) else dens_smooth=dens.comp2(intervalfields)</text:p>
      <text:p text:style-name="P1"><text:s text:c="5"/></text:p>
      <text:p text:style-name="P1">C66b. <text:s text:c="10"/>dens_max=max(dens_smooth)</text:p>
      <text:p text:style-name="P1">C67b. <text:s text:c="10"/>dens_min=min(dens_smooth)</text:p>
      <text:p text:style-name="P1">C68b. <text:s text:c="10"/>probe_time=min(abs(dens_probe.x-magz.x(intervalfields(indjmax))),probe_ind)</text:p>
      <text:p text:style-name="P1"/>
      <text:p text:style-name="P1">C69b. <text:s text:c="10"/>median_dens=median(dens.comp2(intervalfields))</text:p>
      <text:p text:style-name="P1"/>
      <text:p text:style-name="P1">C70b. <text:s text:c="10"/>current_intervals(j,19)=orb.y(ind) </text:p>
      <text:p text:style-name="P1">C71b. <text:s text:c="10"/>current_intervals(j,21)=alt.y(ind) </text:p>
      <text:p text:style-name="P1">C72b. <text:s text:c="10"/>current_intervals(j,22)=mlt.y(ind) </text:p>
      <text:p text:style-name="P1">C73b. <text:s text:c="10"/>current_intervals(j,23)=ilat.y(in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799in" fo:margin-bottom="0.5799in" fo:margin-left="0.5799in" fo:margin-right="0.5799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pencer Hatch</meta:initial-creator>
    <meta:creation-date>2015-03-31T09:41:13.662294088</meta:creation-date>
    <dc:date>2015-03-31T09:46:42.445641059</dc:date>
    <dc:creator>Spencer Hatch</dc:creator>
    <meta:editing-duration>P0D</meta:editing-duration>
    <meta:editing-cycles>2</meta:editing-cycles>
    <meta:generator>LibreOffice/4.2.7.2$Linux_X86_64 LibreOffice_project/420m0$Build-2</meta:generator>
    <meta:printed-by>Spencer Hatch</meta:printed-by>
    <meta:print-date>2015-03-31T09:46:33.372074998</meta:print-date>
    <meta:document-statistic meta:table-count="0" meta:image-count="0" meta:object-count="0" meta:page-count="12" meta:paragraph-count="525" meta:word-count="1706" meta:character-count="24535" meta:non-whitespace-character-count="19186"/>
  </office:meta>
</office:document-meta>
</file>